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ableColumn3" style:family="table-column">
      <style:table-column-properties style:column-width="0.8812in" style:use-optimal-column-width="false"/>
    </style:style>
    <style:style style:name="TableColumn4" style:family="table-column">
      <style:table-column-properties style:column-width="2.2354in" style:use-optimal-column-width="false"/>
    </style:style>
    <style:style style:name="TableColumn5" style:family="table-column">
      <style:table-column-properties style:column-width="1.0097in" style:use-optimal-column-width="false"/>
    </style:style>
    <style:style style:name="TableColumn6" style:family="table-column">
      <style:table-column-properties style:column-width="2.1638in" style:use-optimal-column-width="false"/>
    </style:style>
    <style:style style:name="Table2" style:family="table">
      <style:table-properties style:width="6.2902in" fo:margin-left="0.0013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</style:style>
    <style:style style:name="TableCell1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font-size="24pt" style:font-size-asian="24pt" style:font-size-complex="24pt"/>
    </style:style>
    <style:style style:name="TableCell1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Cell1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24pt" style:font-size-asian="24pt" style:font-size-complex="24pt"/>
    </style:style>
    <style:style style:name="TableCell2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font-size="24pt" style:font-size-asian="24pt" style:font-size-complex="24pt"/>
    </style:style>
    <style:style style:name="TableCell3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size="24pt" style:font-size-asian="24pt" style:font-size-complex="24pt"/>
    </style:style>
    <style:style style:name="TableCell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Cell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Column44" style:family="table-column">
      <style:table-column-properties style:column-width="4.8in" style:use-optimal-column-width="false"/>
    </style:style>
    <style:style style:name="TableColumn45" style:family="table-column">
      <style:table-column-properties style:column-width="0.7611in" style:use-optimal-column-width="false"/>
    </style:style>
    <style:style style:name="TableColumn46" style:family="table-column">
      <style:table-column-properties style:column-width="0.7368in" style:use-optimal-column-width="false"/>
    </style:style>
    <style:style style:name="Table43" style:family="table">
      <style:table-properties style:width="6.2979in" fo:margin-left="0.0013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4" style:family="table-row">
      <style:table-row-properties style:min-row-height="0.3152in" style:use-optimal-row-height="false"/>
    </style:style>
    <style:style style:name="TableCell5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57" style:parent-style-name="Absatz-Standardschriftart" style:family="text">
      <style:text-properties fo:font-size="6pt" style:font-size-asian="6pt" style:font-size-complex="6pt"/>
    </style:style>
    <style:style style:name="P58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P59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P60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P61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P62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TableCell6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Cell6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Row67" style:family="table-row">
      <style:table-row-properties style:min-row-height="0.3152in" style:use-optimal-row-height="false"/>
    </style:style>
    <style:style style:name="TableCell6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70" style:parent-style-name="Absatz-Standardschriftart" style:family="text">
      <style:text-properties fo:font-size="6pt" style:font-size-asian="6pt" style:font-size-complex="6pt"/>
    </style:style>
    <style:style style:name="T71" style:parent-style-name="Absatz-Standardschriftart" style:family="text">
      <style:text-properties fo:font-size="6pt" style:font-size-asian="6pt" style:font-size-complex="6pt"/>
    </style:style>
    <style:style style:name="P72" style:parent-style-name="Standard" style:family="paragraph">
      <style:paragraph-properties fo:margin-bottom="0in" fo:line-height="100%"/>
    </style:style>
    <style:style style:name="T73" style:parent-style-name="Absatz-Standardschriftart" style:family="text">
      <style:text-properties fo:font-size="6pt" style:font-size-asian="6pt" style:font-size-complex="6pt"/>
    </style:style>
    <style:style style:name="P74" style:parent-style-name="Standard" style:family="paragraph">
      <style:paragraph-properties fo:margin-bottom="0in" fo:line-height="100%"/>
    </style:style>
    <style:style style:name="T75" style:parent-style-name="Absatz-Standardschriftart" style:family="text">
      <style:text-properties fo:font-size="6pt" style:font-size-asian="6pt" style:font-size-complex="6pt"/>
    </style:style>
    <style:style style:name="T76" style:parent-style-name="Absatz-Standardschriftart" style:family="text">
      <style:text-properties fo:font-size="6pt" style:font-size-asian="6pt" style:font-size-complex="6pt"/>
    </style:style>
    <style:style style:name="P77" style:parent-style-name="Standard" style:family="paragraph">
      <style:paragraph-properties fo:margin-bottom="0in" fo:line-height="100%"/>
    </style:style>
    <style:style style:name="T78" style:parent-style-name="Absatz-Standardschriftart" style:family="text">
      <style:text-properties fo:font-size="6pt" style:font-size-asian="6pt" style:font-size-complex="6pt"/>
    </style:style>
    <style:style style:name="P79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TableCell8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Row84" style:family="table-row">
      <style:table-row-properties style:min-row-height="0.3152in" style:use-optimal-row-height="false"/>
    </style:style>
    <style:style style:name="TableCell8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87" style:parent-style-name="Absatz-Standardschriftart" style:family="text">
      <style:text-properties fo:font-size="6pt" style:font-size-asian="6pt" style:font-size-complex="6pt"/>
    </style:style>
    <style:style style:name="T88" style:parent-style-name="Absatz-Standardschriftart" style:family="text">
      <style:text-properties fo:font-size="6pt" style:font-size-asian="6pt" style:font-size-complex="6pt"/>
    </style:style>
    <style:style style:name="T89" style:parent-style-name="Absatz-Standardschriftart" style:family="text">
      <style:text-properties fo:font-size="6pt" style:font-size-asian="6pt" style:font-size-complex="6pt"/>
    </style:style>
    <style:style style:name="T90" style:parent-style-name="Absatz-Standardschriftart" style:family="text">
      <style:text-properties fo:font-size="6pt" style:font-size-asian="6pt" style:font-size-complex="6pt"/>
    </style:style>
    <style:style style:name="T91" style:parent-style-name="Absatz-Standardschriftart" style:family="text">
      <style:text-properties fo:font-size="6pt" style:font-size-asian="6pt" style:font-size-complex="6pt"/>
    </style:style>
    <style:style style:name="T92" style:parent-style-name="Absatz-Standardschriftart" style:family="text">
      <style:text-properties fo:font-size="6pt" style:font-size-asian="6pt" style:font-size-complex="6pt"/>
    </style:style>
    <style:style style:name="P93" style:parent-style-name="Standard" style:family="paragraph">
      <style:paragraph-properties fo:margin-bottom="0in" fo:line-height="100%"/>
    </style:style>
    <style:style style:name="T94" style:parent-style-name="Absatz-Standardschriftart" style:family="text">
      <style:text-properties fo:font-size="6pt" style:font-size-asian="6pt" style:font-size-complex="6pt"/>
    </style:style>
    <style:style style:name="P95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TableCell9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Row100" style:family="table-row">
      <style:table-row-properties style:min-row-height="0.3152in" style:use-optimal-row-height="false"/>
    </style:style>
    <style:style style:name="TableCell10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103" style:parent-style-name="Absatz-Standardschriftart" style:family="text">
      <style:text-properties fo:font-size="6pt" style:font-size-asian="6pt" style:font-size-complex="6pt"/>
    </style:style>
    <style:style style:name="T104" style:parent-style-name="Absatz-Standardschriftart" style:family="text">
      <style:text-properties fo:font-size="6pt" style:font-size-asian="6pt" style:font-size-complex="6pt"/>
    </style:style>
    <style:style style:name="P105" style:parent-style-name="Standard" style:family="paragraph">
      <style:paragraph-properties fo:margin-bottom="0in" fo:line-height="100%"/>
    </style:style>
    <style:style style:name="T106" style:parent-style-name="Absatz-Standardschriftart" style:family="text">
      <style:text-properties fo:font-size="6pt" style:font-size-asian="6pt" style:font-size-complex="6pt"/>
    </style:style>
    <style:style style:name="P107" style:parent-style-name="Standard" style:family="paragraph">
      <style:paragraph-properties fo:margin-bottom="0in" fo:line-height="100%"/>
    </style:style>
    <style:style style:name="T108" style:parent-style-name="Absatz-Standardschriftart" style:family="text">
      <style:text-properties fo:font-size="6pt" style:font-size-asian="6pt" style:font-size-complex="6pt"/>
    </style:style>
    <style:style style:name="T109" style:parent-style-name="Absatz-Standardschriftart" style:family="text">
      <style:text-properties fo:font-size="6pt" style:font-size-asian="6pt" style:font-size-complex="6pt"/>
    </style:style>
    <style:style style:name="P110" style:parent-style-name="Standard" style:family="paragraph">
      <style:paragraph-properties fo:margin-bottom="0in" fo:line-height="100%"/>
    </style:style>
    <style:style style:name="T111" style:parent-style-name="Absatz-Standardschriftart" style:family="text">
      <style:text-properties fo:font-size="6pt" style:font-size-asian="6pt" style:font-size-complex="6pt"/>
    </style:style>
    <style:style style:name="P112" style:parent-style-name="Standard" style:family="paragraph">
      <style:paragraph-properties fo:margin-bottom="0in" fo:line-height="100%"/>
    </style:style>
    <style:style style:name="T113" style:parent-style-name="Absatz-Standardschriftart" style:family="text">
      <style:text-properties fo:font-size="6pt" style:font-size-asian="6pt" style:font-size-complex="6pt"/>
    </style:style>
    <style:style style:name="P114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TableCell11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Row119" style:family="table-row">
      <style:table-row-properties style:min-row-height="0.3152in" style:use-optimal-row-height="false"/>
    </style:style>
    <style:style style:name="TableCell12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122" style:parent-style-name="Absatz-Standardschriftart" style:family="text">
      <style:text-properties fo:font-size="6pt" style:font-size-asian="6pt" style:font-size-complex="6pt"/>
    </style:style>
    <style:style style:name="T123" style:parent-style-name="Absatz-Standardschriftart" style:family="text">
      <style:text-properties fo:font-size="6pt" style:font-size-asian="6pt" style:font-size-complex="6pt"/>
    </style:style>
    <style:style style:name="T124" style:parent-style-name="Absatz-Standardschriftart" style:family="text">
      <style:text-properties fo:font-size="6pt" style:font-size-asian="6pt" style:font-size-complex="6pt"/>
    </style:style>
    <style:style style:name="T125" style:parent-style-name="Absatz-Standardschriftart" style:family="text">
      <style:text-properties fo:font-size="6pt" style:font-size-asian="6pt" style:font-size-complex="6pt"/>
    </style:style>
    <style:style style:name="T126" style:parent-style-name="Absatz-Standardschriftart" style:family="text">
      <style:text-properties fo:font-size="6pt" style:font-size-asian="6pt" style:font-size-complex="6pt"/>
    </style:style>
    <style:style style:name="T127" style:parent-style-name="Absatz-Standardschriftart" style:family="text">
      <style:text-properties fo:font-size="6pt" style:font-size-asian="6pt" style:font-size-complex="6pt"/>
    </style:style>
    <style:style style:name="T128" style:parent-style-name="Absatz-Standardschriftart" style:family="text">
      <style:text-properties fo:font-size="6pt" style:font-size-asian="6pt" style:font-size-complex="6pt"/>
    </style:style>
    <style:style style:name="T129" style:parent-style-name="Absatz-Standardschriftart" style:family="text">
      <style:text-properties fo:font-size="6pt" style:font-size-asian="6pt" style:font-size-complex="6pt"/>
    </style:style>
    <style:style style:name="P130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P131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P132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P133" style:parent-style-name="Standard" style:family="paragraph">
      <style:paragraph-properties fo:margin-bottom="0in" fo:line-height="100%"/>
    </style:style>
    <style:style style:name="T134" style:parent-style-name="Absatz-Standardschriftart" style:family="text">
      <style:text-properties fo:font-size="6pt" style:font-size-asian="6pt" style:font-size-complex="6pt"/>
    </style:style>
    <style:style style:name="T135" style:parent-style-name="Absatz-Standardschriftart" style:family="text">
      <style:text-properties fo:font-size="6pt" style:font-size-asian="6pt" style:font-size-complex="6pt"/>
    </style:style>
    <style:style style:name="P136" style:parent-style-name="Standard" style:family="paragraph">
      <style:paragraph-properties fo:margin-bottom="0in" fo:line-height="100%"/>
      <style:text-properties fo:font-size="6pt" style:font-size-asian="6pt" style:font-size-complex="6pt"/>
    </style:style>
    <style:style style:name="TableCell13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Row141" style:family="table-row">
      <style:table-row-properties style:min-row-height="0.3152in" style:use-optimal-row-height="false"/>
    </style:style>
    <style:style style:name="TableCell1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P148" style:parent-style-name="Standard" style:family="paragraph">
      <style:text-properties fo:font-size="9pt" style:font-size-asian="9pt" style:font-size-complex="9pt"/>
    </style:style>
  </office:automatic-styles>
  <office:body>
    <office:text text:use-soft-page-breaks="true">
      <text:p text:style-name="P1">Projektbewertung Modul 153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</text:p>
          </table:table-cell>
          <table:table-cell table:style-name="TableCell10">
            <text:p text:style-name="P11"/>
          </table:table-cell>
          <table:table-cell table:style-name="TableCell12">
            <text:p text:style-name="P13">Vorname</text:p>
          </table:table-cell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>Datum</text:p>
          </table:table-cell>
          <table:table-cell table:style-name="TableCell19">
            <text:p text:style-name="P20"/>
          </table:table-cell>
          <table:table-cell table:style-name="TableCell21">
            <text:p text:style-name="P22">Klasse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Punkte</text:p>
          </table:table-cell>
          <table:table-cell table:style-name="TableCell28">
            <text:p text:style-name="P29"/>
          </table:table-cell>
          <table:table-cell table:style-name="TableCell30">
            <text:p text:style-name="P31">Note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PROJEKT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</table:table>
      <text:p text:style-name="Standard"/>
      <text:p text:style-name="Standard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Artefakt</text:p>
          </table:table-cell>
          <table:table-cell table:style-name="TableCell50">
            <text:p text:style-name="P51">Max Punkte</text:p>
          </table:table-cell>
          <table:table-cell table:style-name="TableCell52">
            <text:p text:style-name="P53">Erreichte Punkte</text:p>
          </table:table-cell>
        </table:table-row>
        <table:table-row table:style-name="TableRow54">
          <table:table-cell table:style-name="TableCell55">
            <text:p text:style-name="P56">A Gegebene Informationen mit Ab- und Ergänzungsfragen<text:s/>abstecken<text:s/><text:span text:style-name="T57">( wurden mögliche Entitäten korrekt identifiziert? Sind mögliche Daten der Entitäten identifiziert? <text:s/>Sind die Anforderungen konkret definiert? )</text:span></text:p>
            <text:p text:style-name="P58">4<text:s/>– Alle Unklarheiten beseitigt und keine Fragen zu den Daten und Entitäten offen</text:p>
            <text:p text:style-name="P59">3<text:s/>- Kleinere<text:s/>Unklarheiten vorhanden oder noch Fragen zu den Daten und Entitäten</text:p>
            <text:p text:style-name="P60">2<text:s/>– 2 Fehler vorhanden oder mehr als 3 Unklarheiten oder Fragen vorhanden</text:p>
            <text:p text:style-name="P61">1 – nur mit mehr Informationen nutzbar</text:p>
            <text:p text:style-name="P62">0 –<text:s/>nichts vorhanden</text:p>
          </table:table-cell>
          <table:table-cell table:style-name="TableCell63">
            <text:p text:style-name="P64">4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B Konzeptionelles Datenbankmodell entwickeln<text:s/><text:span text:style-name="T70">(Wurde ein korrektes ERM</text:span><text:span text:style-name="T71">? Sind keine Redundanzen nach 3NF vorhanden? Wurde die Notation korrekt verwendet? ) Bewertung * 2</text:span></text:p>
            <text:p text:style-name="P72"><text:span text:style-name="T73">3 – Alle 3 Fragen können mit Ja beantwortet werden</text:span></text:p>
            <text:p text:style-name="P74"><text:span text:style-name="T75">2 –<text:s/></text:span><text:span text:style-name="T76">2 Fragen können mit Ja beantwortet werden und 1 Frage mit zum Teil</text:span></text:p>
            <text:p text:style-name="P77"><text:span text:style-name="T78">1 – 1 Frage kann mit Ja beantwortet werden und 1 Frage mit zum Teil</text:span></text:p>
            <text:p text:style-name="P79">0 – Bewertung 1 nicht erfüllt</text:p>
          </table:table-cell>
          <table:table-cell table:style-name="TableCell80">
            <text:p text:style-name="P81">6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C Logisches Datenbankmodell entwickeln<text:s/><text:span text:style-name="T87">(Wurde das ERD sauber nach dem ERM entwickelt</text:span><text:span text:style-name="T88"><text:s/>und mit korrekter Notation entwickelt</text:span><text:span text:style-name="T89">? S</text:span><text:span text:style-name="T90">ind alle Primär sowie Fremdschlüssel vorhanden? Ist die Logische Umsetzung des Modells so möglich? Wurde die Notation korrekt verwendet?</text:span><text:span text:style-name="T91"><text:s/>Wird die Referenzielle Integrität eingehalten? Sind Logische Referenzielle Restriktionen oder Weitergaben umgesetzt?</text:span><text:span text:style-name="T92"><text:s/>)</text:span></text:p>
            <text:p text:style-name="P93"><text:span text:style-name="T94">Je vollständig Umgesetzter Frage 1 Punkt.</text:span></text:p>
            <text:p text:style-name="P95">0 – Bewertung 1 nicht erfüllt</text:p>
          </table:table-cell>
          <table:table-cell table:style-name="TableCell96">
            <text:p text:style-name="P97">6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D Logische Umsetzung in RDBMS mit Testdaten<text:s/><text:span text:style-name="T103">(Ist die Datenbank erstellt? Sind alle Tabellen nach ERD e</text:span><text:span text:style-name="T104">rstellt? Ist die Referenzielle Integrität überall eingehalten? Sind Testdaten abgefüllt? Wurde das Datenbankskript vollständig geliefert? )</text:span></text:p>
            <text:p text:style-name="P105"><text:span text:style-name="T106">4 – Alle 5 Fragen können mit Ja beantwortet werden</text:span></text:p>
            <text:p text:style-name="P107"><text:span text:style-name="T108">3 – 4</text:span><text:span text:style-name="T109"><text:s/>Fragen können mit Ja beantwortet werden</text:span></text:p>
            <text:p text:style-name="P110"><text:span text:style-name="T111">2 – 3 Fragen können mit Ja beantwortet werden</text:span></text:p>
            <text:p text:style-name="P112"><text:span text:style-name="T113">1 – 2 Fragen können mit Ja beantwortet werden</text:span></text:p>
            <text:p text:style-name="P114">0 – Bewertung 1 nicht erfüllt</text:p>
          </table:table-cell>
          <table:table-cell table:style-name="TableCell115">
            <text:p text:style-name="P116">4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E<text:s/>Administratives<text:s/>Fazit zur Umsetzung der Datenbank<text:s/><text:span text:style-name="T122">(</text:span><text:span text:style-name="T123">a:<text:s/></text:span><text:span text:style-name="T124">Ergebnisse sind gut dokumentiert?<text:s/></text:span><text:span text:style-name="T125">b:<text:s/></text:span><text:span text:style-name="T126">Fazit zur Umsetzung der Datenbank ist vorhanden</text:span><text:span text:style-name="T127"><text:s/>und Erweiterungsmöglichkeiten wurden beleuchtet</text:span><text:span text:style-name="T128">?<text:s/></text:span><text:span text:style-name="T129">c: Applikation zur Verwaltung und Prüfung der Anforderungen sind vorhanden?)</text:span></text:p>
            <text:p text:style-name="P130">4 – a,b,c entsprechen dem Resultat einer Fachperson.</text:p>
            <text:p text:style-name="P131">3 – c und (a oder b) entsprechen dem Resultat einer Fachperson</text:p>
            <text:p text:style-name="P132">2 – c oder (a und b) entsprechen dem Resultat einer Fachperson</text:p>
            <text:p text:style-name="P133"><text:span text:style-name="T134">1 –<text:s/></text:span><text:span text:style-name="T135">a oder b entsprechen dem Resultat einer Fachperson</text:span></text:p>
            <text:p text:style-name="P136">0 – Nichts erfüllt</text:p>
          </table:table-cell>
          <table:table-cell table:style-name="TableCell137">
            <text:p text:style-name="P138">4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Total</text:p>
          </table:table-cell>
          <table:table-cell table:style-name="TableCell144">
            <text:p text:style-name="P145">24</text:p>
          </table:table-cell>
          <table:table-cell table:style-name="TableCell146">
            <text:p text:style-name="P147"/>
          </table:table-cell>
        </table:table-row>
      </table:table>
      <text:p text:style-name="Standard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el" style:display-name="Titel" style:family="paragraph" style:parent-style-name="Standard" style:next-style-name="Untertite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Cambria" style:font-name-complex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elZchn" style:display-name="Titel Zchn" style:family="text" style:parent-style-name="Absatz-Standardschriftart">
      <style:text-properties style:font-name="Cambria" style:font-name-asian="Cambria" style:font-name-complex="Cambria" fo:color="#17365D" fo:letter-spacing="0.0034in" style:letter-kerning="true" fo:font-size="26pt" style:font-size-asian="26pt" style:font-size-complex="26pt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rico Buchs</meta:initial-creator>
    <dc:creator>Enrico Buchs</dc:creator>
    <meta:creation-date>2018-04-26T07:13:00Z</meta:creation-date>
    <dc:date>2018-04-26T07:13:00Z</dc: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Company">Computerschule Bern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40" meta:character-count="2483" meta:row-count="17" meta:non-whitespace-character-count="2147"/>
  </office:meta>
</office:document-meta>
</file>